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kleissler</text:p>
        </text:list-item>
        <text:list-item>
          <text:p text:style-name="P2">Team name: Dogwood</text:p>
        </text:list-item>
        <text:list-item>
          <text:p text:style-name="P2">Today's date: 7/6/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</text:p>
        </text:list-item>
      </text:list>
      <text:h text:style-name="Heading_20_1" text:outline-level="1">Which have you found most potentially useful?</text:h>
      <text:p text:style-name="First_20_paragraph">I have found that <text:span text:style-name="T3">github</text:span> when completing my work on the <text:span text:style-name="T4">codeanywhere</text:span> comandline.</text:p>
      <text:h text:style-name="Heading_20_2" text:outline-level="2">Why?</text:h>
      <text:p text:style-name="First_20_paragraph"><text:span text:style-name="T5">Github</text:span> has been helpful because of the abundent tutorials that they provide for when I run into an issue.</text:p>
      <text:h text:style-name="Heading_20_1" text:outline-level="1">What tools have been the most difficult to learn?</text:h>
      <text:p text:style-name="First_20_paragraph"><text:span text:style-name="T6">Codeanywhere</text:span> has taken some time to transition into.</text:p>
      <text:h text:style-name="Heading_20_1" text:outline-level="1">Why have they been particularly difficult to learn and use?</text:h>
      <text:p text:style-name="First_20_paragraph">Getting used to working without an interface, strictly typing into a command line, is difficult at first. It takes practice in order to feel comfortable with the workflow.</text:p>
      <text:h text:style-name="Heading_20_1" text:outline-level="1">What tools would you like to learn more about?</text:h>
      <text:list text:style-name="L4">
        <text:list-item>
          <text:p text:style-name="P4">codeanywhere</text:p>
        </text:list-item>
      </text:list>
      <text:p text:style-name="Horizontal_20_Line"/>
      <text:p text:style-name="First_20_paragraph"><text:span text:style-name="T7">When</text:span><text:span text:style-name="T8"> </text:span><text:span text:style-name="T9">you</text:span><text:span text:style-name="T10"> </text:span><text:span text:style-name="T11">are</text:span><text:span text:style-name="T12"> </text:span><text:span text:style-name="T13">finished</text:span><text:span text:style-name="T14"> </text:span><text:span text:style-name="T15">with</text:span><text:span text:style-name="T16"> </text:span><text:span text:style-name="T17">the</text:span><text:span text:style-name="T18"> </text:span><text:span text:style-name="T19">questions</text:span><text:span text:style-name="T20"> </text:span><text:span text:style-name="T21">in</text:span><text:span text:style-name="T22"> </text:span><text:span text:style-name="T23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